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0.706cm"/>
    </style:style>
    <style:style style:name="co6" style:family="table-column">
      <style:table-column-properties fo:break-before="auto" style:column-width="2.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7cm" fo:break-before="auto" style:use-optimal-row-height="false"/>
    </style:style>
    <style:style style:name="ro5" style:family="table-row">
      <style:table-row-properties style:row-height="0.18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351cm" fo:break-before="auto" style:use-optimal-row-height="false"/>
    </style:style>
    <style:style style:name="ro8" style:family="table-row">
      <style:table-row-properties style:row-height="0.5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bold" style:font-size-asian="11pt" style:font-style-asian="normal" style:font-weight-asian="bold" style:font-name-complex="Aharoni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933cm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font-size="30pt" style:font-size-asian="30pt" style:font-size-complex="30pt" fo:hyphenate="false"/>
    </style:style>
    <style:style style:name="P2" style:family="paragraph">
      <loext:graphic-properties draw:fill="none" draw:fill-color="#ffffff"/>
      <style:text-properties fo:font-size="30pt" style:font-size-asian="30pt" style:font-size-complex="30pt"/>
    </style:style>
    <style:style style:name="T1" style:family="text">
      <style:text-properties fo:color="#000000" style:text-outline="false" style:text-line-through-style="none" style:text-line-through-type="none" style:font-name="Calibri" fo:font-size="3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30pt" style:language-asian="zh" style:country-asian="CN" style:font-style-asian="normal" style:font-weight-asian="normal" style:font-name-complex="Calibri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2" svg:width="1.668cm" svg:height="1.933cm" svg:x="6.408cm" svg:y="5.298cm">
            <draw:text-box>
              <text:p text:style-name="P1"><text:span text:style-name="T1">℞</text:span></text:p>
            </draw:text-box>
          </draw:frame>
          <draw:frame draw:z-index="1" draw:style-name="gr1" draw:text-style-name="P2" svg:width="1.668cm" svg:height="1.933cm" svg:x="23.761cm" svg:y="5.243cm">
            <draw:text-box>
              <text:p text:style-name="P1"><text:span text:style-name="T1">℞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5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style-name="ce14"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3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34"/>
          <table:table-cell table:number-columns-repeated="50"/>
        </table:table-row>
        <table:table-row table:style-name="ro4">
          <table:table-cell/>
          <table:table-cell table:style-name="ce3" table:number-columns-repeated="6"/>
          <table:table-cell table:style-name="ce14"/>
          <table:table-cell table:style-name="ce3" table:number-columns-repeated="6"/>
          <table:table-cell table:number-columns-repeated="50"/>
        </table:table-row>
        <table:table-row table:style-name="ro5">
          <table:table-cell table:number-columns-repeated="7"/>
          <table:table-cell table:style-name="ce14"/>
          <table:table-cell table:number-columns-repeated="56"/>
        </table:table-row>
        <table:table-row table:style-name="ro6">
          <table:table-cell/>
          <table:table-cell table:style-name="ce18" office:value-type="string" calcext:value-type="string">
            <text:p>Patient: _________________________________________</text:p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style-name="ce14"/>
          <table:table-cell table:style-name="ce18" office:value-type="string" calcext:value-type="string">
            <text:p>Patient: _________________________________________</text:p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number-columns-repeated="50"/>
        </table:table-row>
        <table:table-row table:style-name="ro7">
          <table:table-cell/>
          <table:table-cell table:style-name="ce5"/>
          <table:table-cell table:number-columns-repeated="5"/>
          <table:table-cell table:style-name="ce14"/>
          <table:table-cell table:style-name="ce5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ARIKINA ORTHOPEDIC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ARIKINA ORTHOPEDIC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SPECIALTY CLINIC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SPECIALTY CLINIC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941-4888/942-4011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941-4888/942-4011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Daily Mon to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Daily Mon to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9:00am-12:00nn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9:00am-12:00nn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ARIKINA VALLEY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ARIKINA VALLEY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505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505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682-2222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682-2222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TRO ANTIPOLO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TRO ANTIPOLO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HOSPITAL AND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HOSPITAL AND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409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409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722-3208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722-3208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1:00-2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1:00-2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DILIMAN DOCTORS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DILIMAN DOCTORS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HOSPITAL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HOSPITAL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510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510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883-6900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883-6900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Mon, Wed, Fri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4:00-5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4:00-5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DR. MONTANO RAMOS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DR. MONTANO RAMOS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GENERAL HOSPITAL,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GENERAL HOSPITAL,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INDANAO AVE.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INDANAO AVE.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 table:number-columns-repeated="2"/>
          <table:table-cell table:style-name="ce14"/>
          <table:table-cell table:style-name="ce21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number-columns-repeated="52"/>
        </table:table-row>
        <table:table-row table:style-name="ro4">
          <table:table-cell/>
          <table:table-cell table:style-name="ce21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2"/>
          <table:table-cell table:style-name="ce14"/>
          <table:table-cell table:style-name="ce21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52"/>
        </table:table-row>
        <table:table-row table:style-name="ro4">
          <table:table-cell/>
          <table:table-cell table:style-name="ce21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2">5491728</text:span></text:p>
          </table:table-cell>
          <table:table-cell table:number-columns-repeated="2"/>
          <table:table-cell table:style-name="ce14"/>
          <table:table-cell table:style-name="ce21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2">5491728</text:span></text:p>
          </table:table-cell>
          <table:table-cell table:number-columns-repeated="52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25cm" fo:margin-bottom="0.254cm" fo:margin-left="1cm" fo:margin-right="0.101cm" style:print-page-order="ttb" style:first-page-number="continue" style:scale-to="74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-00-0000</text:date>, <text:time style:data-style-name="N2" text:time-value="09:57:23.167218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bong MOSC</meta:initial-creator>
    <meta:creation-date>2019-11-09T05:32:41</meta:creation-date>
    <dc:date>2021-08-12T10:02:33.242772030</dc:date>
    <meta:generator>LibreOffice/6.4.6.2$Linux_X86_64 LibreOffice_project/40$Build-2</meta:generator>
    <meta:editing-duration>PT2H7M9S</meta:editing-duration>
    <meta:editing-cycles>42</meta:editing-cycles>
    <meta:print-date>2021-08-12T09:57:51.663800522</meta:print-date>
    <meta:document-statistic meta:table-count="3" meta:cell-count="8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